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7fe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7fe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7fe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7fe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7fe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7fe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7fe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7fe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7fe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7fe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7fe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7fe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7fe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7fe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7fe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7fe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7fe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oises Sebastiàn Gonzàlez Jimèn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7/4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98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Ferrer Jimènez Mederic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03480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5.4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81" meta:non-whitespace-character-count="1013"/>
    <meta:template xlink:type="simple" xlink:actuate="onRequest" xlink:title="Normal" xlink:href=""/>
  </office:meta>
</office:document-meta>
</file>